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417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3.602in"/>
    </style:style>
    <style:style style:name="co9" style:family="table-column">
      <style:table-column-properties fo:break-before="auto" style:column-width="3.6453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06" style:family="table-cell" style:parent-style-name="Default">
      <style:text-properties fo:font-size="10pt" style:font-size-asian="11pt" style:font-size-complex="11pt"/>
    </style:style>
    <style:style style:name="ce10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09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3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none" fo:border-left="1.25pt solid #000000" fo:border-right="1.25pt solid #000000" fo:border-top="non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29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4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4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50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3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style:font-name="Liberation Sans" fo:font-size="10pt" style:font-size-asian="10pt" style:font-size-complex="10pt"/>
    </style:style>
    <style:style style:name="ce13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1" style:family="table-cell" style:parent-style-name="Default">
      <style:text-properties style:font-name="DejaVu Sans" fo:font-size="10pt" style:font-size-asian="10pt" style:font-size-complex="10pt"/>
    </style:style>
    <style:style style:name="ce15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15" style:family="text">
      <style:text-properties style:text-position="33% 58%" fo:color="#f10d0c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fo:color="#f10d0c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string" calcext:value-type="string">
            <text:p>D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4</text:p>
          </table:table-cell>
          <table:table-cell table:style-name="ce113" office:value-type="string" calcext:value-type="string">
            <text:p>D3</text:p>
          </table:table-cell>
          <table:table-cell table:style-name="ce113" office:value-type="string" calcext:value-type="string">
            <text:p>D2</text:p>
          </table:table-cell>
          <table:table-cell table:style-name="ce113" office:value-type="string" calcext:value-type="string">
            <text:p>D1</text:p>
          </table:table-cell>
          <table:table-cell table:style-name="ce117" office:value-type="string" calcext:value-type="string">
            <text:p>D0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Digital Atten 0-31.75dB per PE43711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106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111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6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43" office:value-type="float" office:value="31" calcext:value-type="float">
            <text:p>3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16" calcext:value-type="float">
            <text:p>1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General Command [1]</text:p>
          </table:table-cell>
          <table:table-cell table:number-columns-repeated="989"/>
        </table:table-row>
        <table:table-row table:style-name="ro3">
          <table:table-cell table:style-name="ce105" office:value-type="string" calcext:value-type="string">
            <text:p>o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Command RF OFF 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. No Power Change [2] [4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4" table:number-columns-repeated="3"/>
          <table:table-cell table:style-name="ce49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4" table:number-columns-repeated="3"/>
          <table:table-cell table:style-name="ce49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75"/>
          <table:table-cell table:style-name="ce129"/>
          <table:table-cell table:style-name="ce114" table:number-columns-repeated="14"/>
          <table:table-cell table:style-name="ce49"/>
          <table:table-cell table:style-name="ce114" table:number-columns-repeated="4"/>
          <table:table-cell table:style-name="ce49"/>
          <table:table-cell table:style-name="ce114" table:number-columns-repeated="2"/>
          <table:table-cell table:style-name="ce49"/>
          <table:table-cell table:style-name="ce114" table:number-columns-repeated="7"/>
          <table:table-cell table:style-name="ce49"/>
          <table:table-cell/>
          <table:table-cell table:style-name="ce124"/>
          <table:table-cell table:number-columns-repeated="989"/>
        </table:table-row>
        <table:table-row table:style-name="ro3">
          <table:table-cell table:style-name="ce76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44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10"/>
        <table:table-column table:style-name="co7" table:default-cell-style-name="ce110"/>
        <table:table-column table:style-name="co2" table:number-columns-repeated="29" table:default-cell-style-name="ce110"/>
        <table:table-column table:style-name="co3" table:default-cell-style-name="Default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02 General <text:s/>Command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RF OFF(Disabled)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 table:number-columns-repeated="4"/>
          <table:table-cell table:style-name="ce129" table:number-columns-repeated="4"/>
          <table:table-cell table:style-name="ce108" table:number-columns-repeated="4"/>
          <table:table-cell table:style-name="ce129" table:number-columns-repeated="4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36" office:value-type="float" office:value="31" calcext:value-type="float">
            <text:p>31</text:p>
          </table:table-cell>
          <table:table-cell table:style-name="ce141"/>
          <table:table-cell table:style-name="ce147" table:number-columns-repeated="3"/>
          <table:table-cell table:style-name="ce148" table:number-columns-repeated="4"/>
          <table:table-cell table:style-name="ce147" table:number-columns-repeated="4"/>
          <table:table-cell table:style-name="ce148" table:number-columns-repeated="3"/>
          <table:table-cell table:style-name="ce150"/>
          <table:table-cell table:number-columns-repeated="4" table:style-name="ce147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48" table:number-columns-repeated="2"/>
          <table:table-cell table:style-name="ce150"/>
          <table:table-cell table:number-columns-repeated="4" table:style-name="ce147" office:value-type="float" office:value="1" calcext:value-type="float">
            <text:p>1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7"/>
          <table:table-cell table:style-name="ce152"/>
          <table:table-cell table:number-columns-repeated="989"/>
        </table:table-row>
        <table:table-row table:style-name="ro3">
          <table:table-cell table:style-name="ce137"/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43"/>
          <table:table-cell table:style-name="ce142" table:number-columns-repeated="31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              [2] Specific Commands for LO2. Refer to “<text:span text:style-name="T6">2.3 LO2 (U203) and LO3 (U307) MAX2871 Single Word Embedded Data and Command for Frequency Control.”</text:span>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8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144" table:number-columns-repeated="28"/>
          <table:table-cell table:style-name="ce142" table:number-columns-repeated="4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<text:span text:style-name="T10">                     Also  Refer to </text:span><text:span text:style-name="T11">APPENDIX B: Sample Program in FreeBasic.</text:span><text:span text:style-name="T10"> </text:span></text:p>
          </table:table-cell>
          <table:table-cell table:style-name="ce145" table:number-columns-repeated="10"/>
          <table:table-cell table:style-name="ce142" table:number-columns-repeated="2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40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9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03 Purpose Command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RF OFF(disabled) 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1"/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3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56"/>
          <table:table-cell table:style-name="ce149" table:number-columns-repeated="31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              [2] Specific  Commands for LO3. Refer to <text:span text:style-name="T12">“2.3 LO2 (U203) and LO3 (U307) MAX2871 Single Word Embedded Data and Command for Frequency Control.”</text:span>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4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157" table:number-columns-repeated="28"/>
          <table:table-cell table:style-name="ce149" table:number-columns-repeated="4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5" office:value-type="string" calcext:value-type="string">
            <text:p><text:span text:style-name="T10">                      Also Refer to</text:span><text:span text:style-name="T11"> APPENDIX B: “Sample Program in FreeBasic.” </text:span>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40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No Reference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Reference 1 <text:s/>(U500) 60.000MHz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Reference 2 <text:s/>(U501) 100.000MHz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8"/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06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PLL_MUX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8"/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06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Arduino LED Off <text:span text:style-name="T15">[1]</text:span>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<text:span text:style-name="T16">Arduino LED On </text:span><text:span text:style-name="T17">[1]</text:span>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8"/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 table:number-columns-spanned="19" table:number-rows-spanned="1">
            <text:p><text:span text:style-name="T4">Refer to Project#1 Spectrum Analyzer Interface Standard</text:span><text:span text:style-name="T5">:</text:span></text:p>
          </table:table-cell>
          <table:covered-table-cell table:number-columns-repeated="18" table:style-name="ce111"/>
          <table:table-cell table:style-name="ce111" table:number-columns-repeated="14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06" office:value-type="string" calcext:value-type="string" table:number-columns-spanned="19" table:number-rows-spanned="1">
            <text:p>NOTE: <text:s text:c="3"/>[1] Not part of Spectrum Analyzer Interface Standard: <text:s/>For in-house testing only</text:p>
          </table:table-cell>
          <table:covered-table-cell table:number-columns-repeated="18" table:style-name="ce111"/>
          <table:table-cell table:style-name="ce111" table:number-columns-repeated="14"/>
          <table:table-cell table:style-name="ce15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8:45:14.859106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01T09:14:59.708164400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038" meta:object-count="0"/>
  </office:meta>
</office:document-meta>
</file>